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38570" officeooo:paragraph-rsid="0019e065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8570" officeooo:paragraph-rsid="0019e06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77eab" officeooo:paragraph-rsid="0019e06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38570" officeooo:paragraph-rsid="0019e06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9e065" officeooo:paragraph-rsid="0019e06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e065"/>
    </style:style>
    <style:style style:name="P7" style:family="paragraph" style:parent-style-name="Standard">
      <style:paragraph-properties fo:text-align="start" style:justify-single-word="false"/>
      <style:text-properties officeooo:rsid="0019e065" officeooo:paragraph-rsid="0019e06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139f" style:font-weight-asian="normal" style:font-weight-complex="normal"/>
    </style:style>
    <style:style style:name="T3" style:family="text">
      <style:text-properties fo:font-weight="normal" officeooo:rsid="0019e065" style:font-weight-asian="normal" style:font-weight-complex="normal"/>
    </style:style>
    <style:style style:name="T4" style:family="text">
      <style:text-properties fo:font-weight="normal" officeooo:rsid="001b72a2" style:font-weight-asian="normal" style:font-weight-complex="normal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38570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9e065" style:font-size-asian="12.25pt" style:font-weight-asian="normal" style:font-size-complex="14pt" style:font-weight-complex="normal"/>
    </style:style>
    <style:style style:name="T8" style:family="text">
      <style:text-properties fo:font-size="14pt" fo:font-weight="bold" officeooo:rsid="00038570" style:font-size-asian="12.25pt" style:font-weight-asian="bold" style:font-size-complex="14pt" style:font-weight-complex="bold"/>
    </style:style>
    <style:style style:name="T9" style:family="text">
      <style:text-properties officeooo:rsid="001b72a2"/>
    </style:style>
    <style:style style:name="T10" style:family="text">
      <style:text-properties officeooo:rsid="001ba8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stitution Fichier Finale</text:p>
      <text:p text:style-name="P4"/>
      <text:p text:style-name="P2">Format : <text:span text:style-name="T1">image docker, </text:span><text:span text:style-name="T2">programme django</text:span></text:p>
      <text:p text:style-name="P2"><text:span text:style-name="T2"/></text:p>
      <text:p text:style-name="P3">Initialisation : <text:span text:style-name="T1">Le module sera mis en place lorsque l’application est lancé. Mais si le module bug et s’arrête, si le back-control détecte une requête de </text:span><text:span text:style-name="T3">constitution de fichier final</text:span><text:span text:style-name="T1">, alors il le relance.</text:span></text:p>
      <text:p text:style-name="P1"/>
      <text:p text:style-name="P2">Rôle</text:p>
      <text:p text:style-name="P7"><text:span text:style-name="T6">P</text:span><text:span text:style-name="T5">ermet de créer le fichier zip final dans lequel se trouvera les articles scientifiques qui pourrait intéresser l’utilisateur.</text:span></text:p>
      <text:p text:style-name="P1"/>
      <text:p text:style-name="P6"><text:span text:style-name="T8">Flux de sortie : <text:s/></text:span><text:span text:style-name="T7">fichier zip vers la base de donnée</text:span></text:p>
      <text:p text:style-name="P2">Flux d’entrée : <text:s/><text:span text:style-name="T4">le sous-ensemble d’articles produit par tri_resultat dont au préalable, l’utilisateur aura coché les articles lui semblant le plus pertinant avec le fichier du résultat de clustering</text:span></text:p>
      <text:p text:style-name="P1"/>
      <text:p text:style-name="P6"><text:span text:style-name="T8">Api :</text:span><text:span text:style-name="T6"> communication avec la base de donnée par </text:span><text:span text:style-name="T8">api_BD </text:span></text:p>
      <text:p text:style-name="P1"/>
      <text:p text:style-name="P3">Arguments</text:p>
      <text:p text:style-name="P1">mot de passe et coordonné de la base de donnée</text:p>
      <text:p text:style-name="P1">L’identifiant de la requête de <text:span text:style-name="T9">constitution </text:span><text:span text:style-name="T10">de fichier fina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5:13:49.748899093</meta:creation-date>
    <dc:date>2022-03-13T15:24:58.162290865</dc:date>
    <meta:editing-duration>PT11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32" meta:character-count="823" meta:non-whitespace-character-count="699"/>
  </office:meta>
</office:document-meta>
</file>